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in" fo:margin-left="-0.075in" table:align="left" style:writing-mode="lr-tb"/>
    </style:style>
    <style:style style:name="Table1.A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 style:snap-to-layout-grid="false"/>
    </style:style>
    <style:style style:name="P4" style:family="paragraph" style:parent-style-name="Standard">
      <style:paragraph-properties fo:text-align="end" style:justify-single-word="false" fo:orphans="0" fo:widows="0"/>
    </style:style>
    <style:style style:name="P5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 style:list-style-name="WW8Num6"/>
    <style:style style:name="P9" style:family="paragraph" style:parent-style-name="Standard" style:list-style-name="WW8Num2"/>
    <style:style style:name="P10" style:family="paragraph" style:parent-style-name="Standard" style:list-style-name="WW8Num5"/>
    <style:style style:name="P11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Nam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0c69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08in" fo:padding-right="0.1008in" fo:padding-top="0.0508in" fo:padding-bottom="0.0508in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Your Name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Phone Number</text:p>
            <text:p text:style-name="P2">Email</text:p>
          </table:table-cell>
          <table:table-cell table:style-name="Table1.A1" office:value-type="string">
            <text:p text:style-name="P4">Address</text:p>
            <text:p text:style-name="P4">City, State, Zip</text:p>
          </table:table-cell>
        </table:table-row>
      </table:table>
      <text:p text:style-name="Standard"/>
      <text:h text:style-name="Heading_20_1" text:outline-level="1">Objective</text:h>
      <text:p text:style-name="Standard"/>
      <text:p text:style-name="Standard">To obtain a job as a customer services representative where I can utilize my management skills and customer satisfaction training.</text:p>
      <text:p text:style-name="Standard"/>
      <text:h text:style-name="Heading_20_1" text:outline-level="1">Skills</text:h>
      <text:p text:style-name="Standard"/>
      <text:list xml:id="list932531833352688343" text:style-name="WW8Num6">
        <text:list-item>
          <text:p text:style-name="P8">100% positive feedback from satisfied customers over 5-year survey period.</text:p>
        </text:list-item>
        <text:list-item>
          <text:p text:style-name="P8">Implemented a floor plan that allowed employees to serve 10 more customers an hour, which greatly increased customer recommendations and referrals.</text:p>
        </text:list-item>
        <text:list-item>
          <text:p text:style-name="P8">Proficient at multi-tasking. Able to answer phones, take notes and treat customers with attentive respect under stress.</text:p>
        </text:list-item>
        <text:list-item>
          <text:p text:style-name="P8">Fluent in Spanish and English</text:p>
        </text:list-item>
        <text:list-item>
          <text:p text:style-name="P8">Competent with Windows, Mac and Linux. Knowledgeable of Microsoft Office and QuickBooks.</text:p>
        </text:list-item>
      </text:list>
      <text:p text:style-name="Standard"/>
      <text:h text:style-name="Heading_20_1" text:outline-level="1">Experience</text:h>
      <text:p text:style-name="Standard"/>
      <text:p text:style-name="P5"><text:span text:style-name="T1">Restaurant Manager</text:span><text:tab/>2006 - 2012</text:p>
      <text:list xml:id="list4517411362341778511" text:style-name="WW8Num2">
        <text:list-item>
          <text:p text:style-name="P9">“La Roux Restaurant” in Minneapolis, MN</text:p>
        </text:list-item>
        <text:list-item>
          <text:p text:style-name="P9">Awarded “Employee of the Month” five times</text:p>
        </text:list-item>
        <text:list-item>
          <text:p text:style-name="P9">Responsible for customer service, filing and bookkeeping</text:p>
        </text:list-item>
        <text:list-item>
          <text:p text:style-name="P9">Trained and scheduled employees</text:p>
        </text:list-item>
      </text:list>
      <text:p text:style-name="P6"/>
      <text:p text:style-name="P5"><text:span text:style-name="T1">Head Waiter</text:span><text:tab/>2004 - 2006</text:p>
      <text:list xml:id="list33244790143736" text:continue-numbering="true" text:style-name="WW8Num2">
        <text:list-item>
          <text:p text:style-name="P9">“The Sweet and Sour Duck” in St. Paul, MN</text:p>
        </text:list-item>
        <text:list-item>
          <text:p text:style-name="P9">Addressed customer questions and complaints</text:p>
        </text:list-item>
        <text:list-item>
          <text:p text:style-name="P9">Coordinated employee stations so as to minimize delays and long waits</text:p>
        </text:list-item>
        <text:list-item>
          <text:p text:style-name="P9">Personally attended 10 – 15 tables at a time</text:p>
        </text:list-item>
      </text:list>
      <text:p text:style-name="P7"/>
      <text:p text:style-name="P5"><text:span text:style-name="T1">Hostess</text:span><text:tab/>2000 - 2002</text:p>
      <text:list xml:id="list33244791152445" text:continue-numbering="true" text:style-name="WW8Num2">
        <text:list-item>
          <text:p text:style-name="P9">“Eats and Sweets” in Anoka, MN</text:p>
        </text:list-item>
        <text:list-item>
          <text:p text:style-name="P9">Assigned and organized reservations</text:p>
        </text:list-item>
        <text:list-item>
          <text:p text:style-name="P9">Greeted and seated customers</text:p>
        </text:list-item>
      </text:list>
      <text:p text:style-name="Standard"/>
      <text:h text:style-name="Heading_20_1" text:outline-level="1">Education</text:h>
      <text:p text:style-name="Standard"/>
      <text:p text:style-name="Standard"><text:span text:style-name="T2">University of Minnesota</text:span> <text:s text:c="91"/>June 2002</text:p>
      <text:list xml:id="list145579882331716844" text:style-name="WW8Num5">
        <text:list-item>
          <text:p text:style-name="P10"><draw:frame draw:style-name="fr1" draw:name="Frame1" text:anchor-type="char" svg:x="1.7126in" svg:y="0.4827in" svg:width="2.8465in" draw:z-index="0"><draw:text-box fo:min-height="0.0161in"><text:p text:style-name="P11">www.<text:span text:style-name="T3">LibreOffice</text:span>Templates.net</text:p></draw:text-box></draw:frame>B.A. in Psycholog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-complex="Arial" style:font-size-complex="13pt" style:font-weight-complex="bold"/>
    </style:style>
    <style:style style:name="Name" style:family="paragraph" style:parent-style-name="Standard">
      <style:paragraph-properties fo:margin-left="-0.25in" fo:margin-right="0in" fo:text-indent="0in" style:auto-text-indent="false"/>
      <style:text-properties fo:font-variant="small-caps" fo:font-size="20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fo:language="none" fo:country="none" style:font-size-asian="8pt" style:font-name-complex="Tahoma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Symbol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Symbol"/>
    </style:style>
    <style:style style:name="WW8Num9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2" style:family="text">
      <style:text-properties style:font-name="Wingdings" style:font-name-complex="Wingdings"/>
    </style:style>
    <style:style style:name="WW8Num4z2" style:family="text">
      <style:text-properties style:font-name="Wingdings" style:font-name-complex="Wingdings"/>
    </style:style>
    <style:style style:name="WW8Num5z2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9374in" fo:margin-bottom="0.5in" fo:margin-left="1.2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74in" fo:margin-left="0in" fo:margin-right="0in" fo:margin-top="0.1484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13-12-10T03:32:44.729000000</dc:date>
    <meta:editing-cycles>10</meta:editing-cycles>
    <meta:editing-duration>PT26M</meta:editing-duration>
    <meta:generator>LibreOffice/4.1.2.3$Windows_x86 LibreOffice_project/40b2d7fde7e8d2d7bc5a449dc65df4d08a7dd38</meta:generator>
    <meta:document-statistic meta:table-count="1" meta:image-count="0" meta:object-count="0" meta:page-count="1" meta:paragraph-count="32" meta:word-count="209" meta:character-count="1387" meta:non-whitespace-character-count="1135"/>
    <meta:user-defined meta:name="Copyright">(c) 2010 Vertex42 LLC</meta:user-defined>
  </office:meta>
</office:document-meta>
</file>